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519cm" draw:marker-end-width="0.519cm" draw:fill-color="#b2b2b2" draw:textarea-horizontal-align="justify" draw:textarea-vertical-align="middle" draw:auto-grow-height="false" fo:min-height="9.344cm" fo:min-width="10.99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519cm" draw:marker-end-width="0.519cm" draw:fill-color="#b2b2b2" draw:textarea-horizontal-align="justify" draw:textarea-vertical-align="middle" draw:auto-grow-height="false" fo:min-height="12.88cm" fo:min-width="12.095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519cm" draw:marker-end-width="0.519cm" draw:fill-color="#b2b2b2" draw:textarea-horizontal-align="justify" draw:textarea-vertical-align="middle" draw:auto-grow-height="false" fo:min-height="11.349cm" fo:min-width="10.417cm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76cm" draw:marker-start="Arrow" draw:marker-start-width="2.293cm" draw:marker-end="Arrow" draw:marker-end-width="2.293cm" draw:fill="none" draw:textarea-vertical-align="middle" fo:padding-top="0.213cm" fo:padding-bottom="0.213cm" fo:padding-left="0.338cm" fo:padding-right="0.338cm"/>
    </style:style>
    <style:style style:name="gr5" style:family="graphic" style:parent-style-name="standard">
      <style:graphic-properties svg:stroke-width="0.106cm" svg:stroke-color="#000000" draw:marker-start-width="0.519cm" draw:marker-end-width="0.519cm" draw:fill-color="#333333" draw:textarea-horizontal-align="justify" draw:textarea-vertical-align="middle" draw:auto-grow-height="false" fo:min-height="9.344cm" fo:min-width="10.99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519cm" draw:marker-end-width="0.519cm" draw:fill-color="#333333" draw:textarea-horizontal-align="justify" draw:textarea-vertical-align="middle" draw:auto-grow-height="false" fo:min-height="12.88cm" fo:min-width="12.095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519cm" draw:marker-end-width="0.519cm" draw:fill-color="#333333" draw:textarea-horizontal-align="justify" draw:textarea-vertical-align="middle" draw:auto-grow-height="false" fo:min-height="11.349cm" fo:min-width="10.418cm" fo:padding-top="0.178cm" fo:padding-bottom="0.178cm" fo:padding-left="0.303cm" fo:padding-right="0.303cm"/>
    </style:style>
    <style:style style:name="gr8" style:family="graphic" style:parent-style-name="objectwithoutfill">
      <style:graphic-properties draw:stroke="dash" draw:stroke-dash="Fine_20_Dashed" svg:stroke-width="0.176cm" draw:marker-start="Triangle_20_unfilled" draw:marker-start-width="2.292cm" draw:marker-end="" draw:marker-end-width="2.292cm" draw:fill="none" draw:textarea-vertical-align="middle" fo:padding-top="0.213cm" fo:padding-bottom="0.213cm" fo:padding-left="0.338cm" fo:padding-right="0.338cm"/>
    </style:style>
    <style:style style:name="gr9" style:family="graphic" style:parent-style-name="standard">
      <style:graphic-properties svg:stroke-width="0.106cm" svg:stroke-color="#000000" draw:marker-start-width="0.519cm" draw:marker-end-width="0.519cm" draw:fill-color="#ffffff" draw:textarea-horizontal-align="justify" draw:textarea-vertical-align="middle" draw:auto-grow-height="false" fo:min-height="9.344cm" fo:min-width="10.99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0000" draw:marker-start-width="0.519cm" draw:marker-end-width="0.519cm" draw:fill-color="#ffffff" draw:textarea-horizontal-align="justify" draw:textarea-vertical-align="middle" draw:auto-grow-height="false" fo:min-height="12.88cm" fo:min-width="12.095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000000" draw:marker-start-width="0.519cm" draw:marker-end-width="0.519cm" draw:fill-color="#ffffff" draw:textarea-horizontal-align="justify" draw:textarea-vertical-align="middle" draw:auto-grow-height="false" fo:min-height="11.349cm" fo:min-width="10.417cm" fo:padding-top="0.178cm" fo:padding-bottom="0.178cm" fo:padding-left="0.303cm" fo:padding-right="0.303cm"/>
    </style:style>
    <style:style style:name="gr12" style:family="graphic" style:parent-style-name="standard">
      <style:graphic-properties svg:stroke-width="0.176cm" svg:stroke-color="#000000" draw:marker-start-width="0.73cm" draw:marker-end-width="0.73cm" draw:textarea-vertical-align="middle" fo:padding-top="0.213cm" fo:padding-bottom="0.213cm" fo:padding-left="0.338cm" fo:padding-right="0.338cm"/>
    </style:style>
    <style:style style:name="gr13" style:family="graphic" style:parent-style-name="standard">
      <style:graphic-properties svg:stroke-width="0.176cm" svg:stroke-color="#000000" draw:marker-start-width="0.73cm" draw:marker-end-width="0.73cm" draw:fill-color="#ffffff" draw:textarea-horizontal-align="justify" draw:textarea-vertical-align="middle" draw:auto-grow-height="false" fo:min-height="8.589cm" fo:min-width="29.994cm" fo:padding-top="0.213cm" fo:padding-bottom="0.213cm" fo:padding-left="0.338cm" fo:padding-right="0.338cm"/>
    </style:style>
    <style:style style:name="gr14" style:family="graphic" style:parent-style-name="objectwithoutfill">
      <style:graphic-properties draw:stroke="dash" draw:stroke-dash="Fine_20_Dashed" svg:stroke-width="0.176cm" draw:marker-start="Triangle_20_unfilled" draw:marker-start-width="1.411cm" draw:marker-end="" draw:marker-end-width="1.234cm" draw:fill="none" fo:padding-top="0.213cm" fo:padding-bottom="0.213cm" fo:padding-left="0.338cm" fo:padding-right="0.338cm"/>
    </style:style>
    <style:style style:name="gr15" style:family="graphic" style:parent-style-name="objectwithoutfill">
      <style:graphic-properties draw:stroke="solid" draw:stroke-dash="Fine_20_Dashed" svg:stroke-width="0.176cm" draw:marker-start="Arrow" draw:marker-start-width="1.235cm" draw:marker-end="Arrow" draw:marker-end-width="1.234cm" draw:fill="none" fo:padding-top="0.213cm" fo:padding-bottom="0.213cm" fo:padding-left="0.338cm" fo:padding-right="0.338cm"/>
    </style:style>
    <style:style style:name="gr16" style:family="graphic" style:parent-style-name="standard">
      <style:graphic-properties draw:stroke="none" svg:stroke-color="#000000" draw:fill="none" draw:fill-color="#ffffff" fo:min-height="3.947cm"/>
    </style:style>
    <style:style style:name="gr17" style:family="graphic" style:parent-style-name="standard">
      <style:graphic-properties draw:stroke="none" svg:stroke-color="#000000" draw:fill="none" draw:fill-color="#ffffff" fo:min-height="2.596cm"/>
    </style:style>
    <style:style style:name="gr18" style:family="graphic" style:parent-style-name="standard">
      <style:graphic-properties draw:stroke="none" svg:stroke-color="#000000" draw:fill="none" draw:fill-color="#ffffff" fo:min-height="1.974cm"/>
    </style:style>
    <style:style style:name="gr19" style:family="graphic" style:parent-style-name="standard">
      <style:graphic-properties draw:stroke="dash" draw:stroke-dash="Fine_20_Dashed" svg:stroke-width="0.176cm" svg:stroke-color="#000000" draw:marker-start-width="0.73cm" draw:marker-end-width="0.73cm" draw:fill="none" draw:textarea-horizontal-align="justify" draw:textarea-vertical-align="middle" draw:auto-grow-height="false" fo:min-height="61.255cm" fo:min-width="22.016cm" fo:padding-top="0.213cm" fo:padding-bottom="0.213cm" fo:padding-left="0.338cm" fo:padding-right="0.338cm"/>
    </style:style>
    <style:style style:name="gr20" style:family="graphic" style:parent-style-name="standard">
      <style:graphic-properties draw:stroke="dash" draw:stroke-dash="Fine_20_Dashed" svg:stroke-width="0.176cm" svg:stroke-color="#000000" draw:marker-start-width="0.73cm" draw:marker-end-width="0.73cm" draw:fill="none" draw:textarea-horizontal-align="justify" draw:textarea-vertical-align="middle" draw:auto-grow-height="false" fo:min-height="58.842cm" fo:min-width="22.016cm" fo:padding-top="0.213cm" fo:padding-bottom="0.213cm" fo:padding-left="0.338cm" fo:padding-right="0.338cm"/>
    </style:style>
    <style:style style:name="gr21" style:family="graphic" style:parent-style-name="standard">
      <style:graphic-properties draw:stroke="none" svg:stroke-color="#000000" draw:fill="none" draw:fill-color="#ffffff" fo:min-height="4.068cm"/>
    </style:style>
    <style:style style:name="gr22" style:family="graphic" style:parent-style-name="standard">
      <style:graphic-properties draw:stroke="none" svg:stroke-color="#000000" draw:fill="none" draw:fill-color="#ffffff" fo:min-height="4.195cm"/>
    </style:style>
    <style:style style:name="P1" style:family="paragraph">
      <style:paragraph-properties fo:text-align="center"/>
      <style:text-properties fo:font-size="50pt" fo:font-weight="bold" style:font-size-asian="50pt" style:font-weight-asian="bold" style:font-size-complex="50pt" style:font-weight-complex="bold"/>
    </style:style>
    <style:style style:name="P2" style:family="paragraph">
      <loext:graphic-properties draw:fill-color="#b2b2b2"/>
      <style:paragraph-properties fo:text-align="center"/>
      <style:text-properties fo:font-size="50pt" fo:font-weight="bold" style:font-size-asian="50pt" style:font-weight-asian="bold" style:font-size-complex="5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333333"/>
      <style:paragraph-properties fo:text-align="center"/>
      <style:text-properties fo:font-size="50pt" fo:font-weight="bold" style:font-size-asian="50pt" style:font-weight-asian="bold" style:font-size-complex="50pt" style:font-weight-complex="bold"/>
    </style:style>
    <style:style style:name="P5" style:family="paragraph">
      <loext:graphic-properties draw:fill-color="#ffffff"/>
      <style:paragraph-properties fo:text-align="center"/>
      <style:text-properties fo:font-size="50pt" fo:font-weight="bold" style:font-size-asian="50pt" style:font-weight-asian="bold" style:font-size-complex="50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font-size="50pt" fo:font-weight="bold" style:font-size-asian="50pt" style:font-weight-asian="bold" style:font-size-complex="50pt" style:font-weight-complex="bold"/>
    </style:style>
    <style:style style:name="P10" style:family="paragraph">
      <loext:graphic-properties draw:fill="none" draw:fill-color="#ffffff"/>
      <style:text-properties fo:font-size="50pt" fo:font-weight="bold" style:font-size-asian="50pt" style:font-weight-asian="bold" style:font-size-complex="50pt" style:font-weight-complex="bold"/>
    </style:style>
    <style:style style:name="P11" style:family="paragraph">
      <style:paragraph-properties fo:text-align="center"/>
      <style:text-properties fo:font-size="100pt" fo:font-style="italic" fo:font-weight="bold" style:font-size-asian="100pt" style:font-style-asian="italic" style:font-weight-asian="bold" style:font-size-complex="100pt" style:font-style-complex="italic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color="#999999" fo:font-size="100pt" fo:font-style="italic" fo:font-weight="bold" style:font-size-asian="100pt" style:font-style-asian="italic" style:font-weight-asian="bold" style:font-size-complex="100pt" style:font-style-complex="italic" style:font-weight-complex="bold"/>
    </style:style>
    <style:style style:name="T1" style:family="text">
      <style:text-properties fo:font-size="50pt" fo:font-weight="bold" style:font-size-asian="50pt" style:font-weight-asian="bold" style:font-size-complex="50pt" style:font-weight-complex="bold"/>
    </style:style>
    <style:style style:name="T2" style:family="text">
      <style:text-properties fo:font-size="100pt" fo:font-style="italic" fo:font-weight="bold" style:font-size-asian="100pt" style:font-style-asian="italic" style:font-weight-asian="bold" style:font-size-complex="10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custom-shape draw:style-name="gr1" draw:text-style-name="P2" xml:id="id3" draw:id="id3" draw:layer="layout" svg:width="11.595cm" svg:height="15.52cm" svg:x="86.458cm" svg:y="32.879cm">
                <text:p text:style-name="P1"><text:span text:style-name="T1">Persisted</text:span></text:p>
                <text:p text:style-name="P1"><text:span text:style-name="T1">Model</text:span></text:p>
    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2" draw:text-style-name="P2" xml:id="id1" draw:id="id1" draw:layer="layout" svg:width="12.7cm" svg:height="14.993cm" svg:x="18.691cm" svg:y="33.143cm">
                <text:p text:style-name="P1"><text:span text:style-name="T1">Serialized</text:span></text:p>
                <text:p text:style-name="P1"><text:span text:style-name="T1">Model</text:span></text:p>
      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custom-shape draw:style-name="gr3" draw:text-style-name="P2" xml:id="id2" draw:id="id2" draw:layer="layout" svg:width="11.023cm" svg:height="11.705cm" svg:x="53.719cm" svg:y="34.787cm">
                <text:p text:style-name="P1"><text:span text:style-name="T1">Model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onnector draw:style-name="gr4" draw:text-style-name="P3" xml:id="id11" draw:id="id11" draw:layer="layout" svg:x1="31.391cm" svg:y1="40.64cm" svg:x2="53.719cm" svg:y2="40.639cm" draw:start-shape="id1" draw:start-glue-point="7" draw:end-shape="id2" draw:end-glue-point="3" svg:d="M31391 40640h11164v-1h11164" svg:viewBox="0 0 22329 2">
                <text:p/>
              </draw:connector>
              <draw:connector draw:style-name="gr4" draw:text-style-name="P3" xml:id="id13" draw:id="id13" draw:layer="layout" svg:x1="86.458cm" svg:y1="40.639cm" svg:x2="64.742cm" svg:y2="40.639cm" draw:start-shape="id3" draw:start-glue-point="6" draw:end-shape="id2" draw:end-glue-point="1" svg:d="M86458 40639h-21716" svg:viewBox="0 0 21717 1">
                <text:p/>
              </draw:connector>
              <draw:custom-shape draw:style-name="gr5" draw:text-style-name="P4" xml:id="id6" draw:id="id6" draw:layer="layout" svg:width="11.595cm" svg:height="15.52cm" svg:x="86.459cm" svg:y="55.093cm">
                <text:p text:style-name="P1"><text:span text:style-name="T1">Persisted</text:span></text:p>
                <text:p text:style-name="P1"><text:span text:style-name="T1">Instance</text:span></text:p>
    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6" draw:text-style-name="P4" xml:id="id4" draw:id="id4" draw:layer="layout" svg:width="12.7cm" svg:height="14.993cm" svg:x="18.692cm" svg:y="55.357cm">
                <text:p text:style-name="P1"><text:span text:style-name="T1">Serialized</text:span></text:p>
                <text:p text:style-name="P1"><text:span text:style-name="T1">Instance</text:span></text:p>
      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custom-shape draw:style-name="gr7" draw:text-style-name="P4" xml:id="id5" draw:id="id5" draw:layer="layout" svg:width="11.024cm" svg:height="11.705cm" svg:x="53.719cm" svg:y="57.001cm">
                <text:p text:style-name="P1"><text:span text:style-name="T1">Instanc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onnector draw:style-name="gr4" draw:text-style-name="P3" xml:id="id12" draw:id="id12" draw:layer="layout" svg:x1="31.392cm" svg:y1="62.854cm" svg:x2="53.719cm" svg:y2="62.853cm" draw:start-shape="id4" draw:start-glue-point="7" draw:end-shape="id5" draw:end-glue-point="3" svg:d="M31392 62854h11164v-1h11163" svg:viewBox="0 0 22328 2">
                <text:p/>
              </draw:connector>
              <draw:connector draw:style-name="gr4" draw:text-style-name="P3" xml:id="id14" draw:id="id14" draw:layer="layout" svg:x1="86.459cm" svg:y1="62.853cm" svg:x2="64.743cm" svg:y2="62.853cm" draw:start-shape="id6" draw:start-glue-point="6" draw:end-shape="id5" draw:end-glue-point="1" svg:d="M86459 62853h-21716" svg:viewBox="0 0 21717 1">
                <text:p/>
              </draw:connector>
              <draw:connector draw:style-name="gr8" draw:text-style-name="P3" draw:layer="layout" svg:x1="25.041cm" svg:y1="48.136cm" svg:x2="25.042cm" svg:y2="55.357cm" draw:start-shape="id1" draw:start-glue-point="6" draw:end-shape="id4" draw:end-glue-point="4" svg:d="M25041 48136v3610h1v3611" svg:viewBox="0 0 2 7222">
                <text:p/>
              </draw:connector>
              <draw:connector draw:style-name="gr8" draw:text-style-name="P3" draw:layer="layout" svg:x1="59.23cm" svg:y1="46.492cm" svg:x2="59.231cm" svg:y2="57.001cm" draw:start-shape="id2" draw:start-glue-point="2" draw:end-shape="id5" svg:d="M59230 46492v5254h1v5255" svg:viewBox="0 0 2 10510">
                <text:p/>
              </draw:connector>
              <draw:connector draw:style-name="gr8" draw:text-style-name="P3" draw:layer="layout" svg:x1="92.256cm" svg:y1="48.399cm" svg:x2="92.257cm" svg:y2="55.093cm" draw:start-shape="id3" draw:start-glue-point="7" draw:end-shape="id6" draw:end-glue-point="5" svg:d="M92256 48399v3348h1v3346" svg:viewBox="0 0 2 6695">
                <text:p/>
              </draw:connector>
              <draw:custom-shape draw:style-name="gr9" draw:text-style-name="P5" xml:id="id9" draw:id="id9" draw:layer="layout" svg:width="11.595cm" svg:height="15.52cm" svg:x="86.458cm" svg:y="11.265cm">
                <text:p text:style-name="P1"><text:span text:style-name="T1">Persistence</text:span></text:p>
                <text:p text:style-name="P1"><text:span text:style-name="T1">Meta-Model</text:span></text:p>
    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0" draw:text-style-name="P5" xml:id="id7" draw:id="id7" draw:layer="layout" svg:width="12.7cm" svg:height="14.993cm" svg:x="18.691cm" svg:y="11.509cm">
                <text:p text:style-name="P1"><text:span text:style-name="T1">Serialization</text:span></text:p>
                <text:p text:style-name="P1"><text:span text:style-name="T1">Meta-Model</text:span></text:p>
      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custom-shape draw:style-name="gr11" draw:text-style-name="P5" xml:id="id8" draw:id="id8" draw:layer="layout" svg:width="11.023cm" svg:height="11.705cm" svg:x="53.719cm" svg:y="13.173cm">
                <text:p text:style-name="P1"><text:span text:style-name="T1">Meta-Model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onnector draw:style-name="gr4" draw:text-style-name="P3" xml:id="id10" draw:id="id10" draw:layer="layout" svg:x1="31.391cm" svg:y1="19.006cm" svg:x2="53.719cm" svg:y2="19.025cm" draw:start-shape="id7" draw:start-glue-point="7" draw:end-shape="id8" draw:end-glue-point="3" svg:d="M31391 19006h11164v19h11164" svg:viewBox="0 0 22329 20">
                <text:p/>
              </draw:connector>
              <draw:connector draw:style-name="gr4" draw:text-style-name="P3" xml:id="id15" draw:id="id15" draw:layer="layout" svg:x1="86.458cm" svg:y1="19.025cm" svg:x2="64.742cm" svg:y2="19.025cm" draw:start-shape="id9" draw:start-glue-point="6" draw:end-shape="id8" draw:end-glue-point="1" svg:d="M86458 19025h-21716" svg:viewBox="0 0 21717 1">
                <text:p/>
              </draw:connector>
              <draw:connector draw:style-name="gr8" draw:text-style-name="P3" draw:layer="layout" svg:x1="25.041cm" svg:y1="26.502cm" svg:x2="25.041cm" svg:y2="33.143cm" draw:start-shape="id7" draw:start-glue-point="6" draw:end-shape="id1" draw:end-glue-point="4" svg:d="M25041 26502v6641" svg:viewBox="0 0 1 6642">
                <text:p/>
              </draw:connector>
              <draw:connector draw:style-name="gr8" draw:text-style-name="P3" draw:layer="layout" svg:x1="59.23cm" svg:y1="24.878cm" svg:x2="59.23cm" svg:y2="34.787cm" draw:start-shape="id8" draw:start-glue-point="2" draw:end-shape="id2" draw:end-glue-point="0" svg:d="M59230 24878v9909" svg:viewBox="0 0 1 9910">
                <text:p/>
              </draw:connector>
              <draw:connector draw:style-name="gr8" draw:text-style-name="P3" draw:layer="layout" svg:x1="92.255cm" svg:y1="26.785cm" svg:x2="92.256cm" svg:y2="32.879cm" draw:start-shape="id9" draw:end-shape="id3" draw:end-glue-point="5" svg:d="M92255 26785v3048h1v3046" svg:viewBox="0 0 2 6095">
                <text:p/>
              </draw:connector>
              <draw:connector draw:style-name="gr12" draw:text-style-name="P6" draw:layer="layout" svg:x1="42.555cm" svg:y1="19.015cm" svg:x2="42.555cm" svg:y2="40.639cm" draw:start-shape="id10" draw:start-glue-point="0" draw:end-shape="id11" draw:end-glue-point="0" svg:d="M42555 19015v21624" svg:viewBox="0 0 1 21625">
                <text:p/>
              </draw:connector>
              <draw:connector draw:style-name="gr12" draw:text-style-name="P6" draw:layer="layout" svg:x1="42.555cm" svg:y1="40.639cm" svg:x2="42.556cm" svg:y2="62.853cm" draw:start-shape="id11" draw:start-glue-point="0" draw:end-shape="id12" draw:end-glue-point="0" svg:d="M42555 40639v11108h1v11106" svg:viewBox="0 0 2 22215">
                <text:p/>
              </draw:connector>
              <draw:connector draw:style-name="gr12" draw:text-style-name="P6" draw:layer="layout" svg:x1="75.6cm" svg:y1="40.639cm" svg:x2="75.601cm" svg:y2="62.853cm" draw:start-shape="id13" draw:start-glue-point="0" draw:end-shape="id14" draw:end-glue-point="0" svg:d="M75600 40639v11107h1v11107" svg:viewBox="0 0 2 22215">
                <text:p/>
              </draw:connector>
              <draw:connector draw:style-name="gr12" draw:text-style-name="P6" draw:layer="layout" svg:x1="75.6cm" svg:y1="19.025cm" svg:x2="75.6cm" svg:y2="40.639cm" draw:start-shape="id15" draw:start-glue-point="0" draw:end-shape="id13" draw:end-glue-point="0" svg:d="M75600 19025v21614" svg:viewBox="0 0 1 21615">
                <text:p/>
              </draw:connector>
            </draw:g>
            <draw:g>
              <draw:custom-shape draw:style-name="gr13" draw:text-style-name="P7" draw:layer="layout" svg:width="31.644cm" svg:height="9.989cm" svg:x="42.55cm" svg:y="71.61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onnector draw:style-name="gr14" draw:text-style-name="P3" draw:layer="layout" svg:x1="44.876cm" svg:y1="76.574cm" svg:x2="55.484cm" svg:y2="76.63cm" svg:d="M44876 76574h5304v56h5304" svg:viewBox="0 0 10609 57">
                <text:p/>
              </draw:connector>
              <draw:connector draw:style-name="gr15" draw:text-style-name="P3" draw:layer="layout" svg:x1="44.774cm" svg:y1="78.515cm" svg:x2="56.116cm" svg:y2="78.515cm" svg:d="M44774 78515h11342" svg:viewBox="0 0 11343 1">
                <text:p/>
              </draw:connector>
              <draw:frame draw:style-name="gr16" draw:text-style-name="P9" draw:layer="layout" svg:width="12.738cm" svg:height="4.197cm" svg:x="56.401cm" svg:y="75.712cm">
                <draw:text-box>
                  <text:p text:style-name="P8"><text:span text:style-name="T1">Conformance</text:span></text:p>
                </draw:text-box>
              </draw:frame>
              <draw:frame draw:style-name="gr17" draw:text-style-name="P10" draw:layer="layout" svg:width="15.063cm" svg:height="2.846cm" svg:x="56.297cm" svg:y="77.581cm">
                <draw:text-box>
                  <text:p><text:span text:style-name="T1">Correspondence</text:span></text:p>
                </draw:text-box>
              </draw:frame>
              <draw:frame draw:style-name="gr18" draw:text-style-name="P10" draw:layer="layout" svg:width="15.065cm" svg:height="2.224cm" svg:x="45.178cm" svg:y="73.341cm">
                <draw:text-box>
                  <text:p><text:span text:style-name="T1">Legend:</text:span></text:p>
                </draw:text-box>
              </draw:frame>
            </draw:g>
          </draw:g>
          <draw:custom-shape draw:style-name="gr19" draw:text-style-name="P3" draw:layer="layout" svg:width="25.146cm" svg:height="64.135cm" svg:x="13.159cm" svg:y="8.7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3" draw:layer="layout" svg:width="25.146cm" svg:height="61.722cm" svg:x="46.26cm" svg:y="8.7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3" draw:layer="layout" svg:width="25.146cm" svg:height="64.135cm" svg:x="78.71cm" svg:y="8.7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2" draw:layer="layout" svg:width="21.082cm" svg:height="4.318cm" svg:x="15.191cm" svg:y="3.133cm">
            <draw:text-box>
              <text:p text:style-name="P11"><text:span text:style-name="T2">XML</text:span></text:p>
            </draw:text-box>
          </draw:frame>
          <draw:frame draw:style-name="gr21" draw:text-style-name="P12" draw:layer="layout" svg:width="21.082cm" svg:height="4.318cm" svg:x="48.292cm" svg:y="3.133cm">
            <draw:text-box>
              <text:p text:style-name="P11"><text:span text:style-name="T2">Java</text:span></text:p>
            </draw:text-box>
          </draw:frame>
          <draw:frame draw:style-name="gr22" draw:text-style-name="P12" draw:layer="layout" svg:width="26.918cm" svg:height="4.445cm" svg:x="77.824cm" svg:y="3.07cm">
            <draw:text-box>
              <text:p text:style-name="P11"><text:span text:style-name="T2">Hibernate/SQ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886cm" fo:page-height="84.1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7-06-18T13:34:14.136821765</meta:creation-date>
    <dc:date>2017-06-18T15:29:58.184132480</dc:date>
    <dc:creator>Maximilian Meffert</dc:creator>
    <meta:editing-duration>PT1H12M27S</meta:editing-duration>
    <meta:editing-cycles>7</meta:editing-cycles>
    <meta:generator>LibreOffice/5.1.6.2$Linux_X86_64 LibreOffice_project/10m0$Build-2</meta:generator>
    <meta:document-statistic meta:object-count="41"/>
  </office:meta>
</office:document-meta>
</file>